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5a6c" officeooo:paragraph-rsid="001d5a6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5a6c" officeooo:paragraph-rsid="001f311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style:text-underline-style="none" fo:font-weight="normal" officeooo:rsid="001d5a6c" officeooo:paragraph-rsid="001d5a6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5a6c" officeooo:paragraph-rsid="001d5a6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5a6c" officeooo:paragraph-rsid="001d5a6c" style:font-size-asian="16pt" style:font-weight-asian="bold" style:font-size-complex="16pt" style:font-weight-complex="bold"/>
    </style:style>
    <style:style style:name="T1" style:family="text">
      <style:text-properties officeooo:rsid="001f31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11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ege Management System</text:p>
      <text:p text:style-name="P1"/>
      <text:p text:style-name="P5">Project Description.</text:p>
      <text:p text:style-name="P2">A program that we must sort and search for specific element in the linked list or the array.</text:p>
      <text:p text:style-name="P2"/>
      <text:p text:style-name="P2">- JavaScript:</text:p>
      <text:p text:style-name="P2"><text:tab/>We sorted the student in a different way, without using the sorting algorithms.</text:p>
      <text:p text:style-name="P2"><text:tab/>We Used a linked list inside it 26 nodes, each node has a Character, and the <text:tab/>Characters from A to Z, and each character has an array contain inside it all the</text:p>
      <text:p text:style-name="P2"><text:tab/>names that starts with the character in the node. </text:p>
      <text:p text:style-name="P3"><text:tab/>Searching by binary search. <text:span text:style-name="T3">Student Complexity </text:span><text:span text:style-name="T1">[log(n)]</text:span></text:p>
      <text:p text:style-name="P2"/>
      <text:p text:style-name="P2"><text:tab/>We sorted the department with Insertion Sort, and with binary search. [Linked List]. <text:span text:style-name="T3">Department Complexity </text:span><text:span text:style-name="T1">(n + n + log(n))</text:span></text:p>
      <text:p text:style-name="P2"><text:s/><text:tab/></text:p>
      <text:p text:style-name="P3"><text:tab/>We sorted the course with Selection sort, and with binary search. [Array].</text:p>
      <text:p text:style-name="P3"><text:tab/><text:span text:style-name="T3">Course Complexity</text:span> <text:span text:style-name="T1">(n^2 + log()n))</text:span></text:p>
      <text:p text:style-name="P2">- <text:span text:style-name="T1">Java:</text:span></text:p>
      <text:p text:style-name="P2"><text:tab/><text:span text:style-name="T1">We created the GPA with Java. GPA Complexity (n^2)</text:span></text:p>
      <text:p text:style-name="P2"/>
      <text:p text:style-name="P6">Team Members</text:p>
      <text:p text:style-name="P4">ضياء الدين حلمي محمد سيد 120000350</text:p>
      <text:p text:style-name="P4">معاذ ياسر عوض عبد الخالص 120000570</text:p>
      <text:p text:style-name="P4">علي محمد علي عبد المقصود 12000020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6T21:24:26.495967965</meta:creation-date>
    <dc:date>2021-06-06T21:42:52.066691292</dc:date>
    <meta:editing-duration>PT7M55S</meta:editing-duration>
    <meta:editing-cycles>1</meta:editing-cycles>
    <meta:document-statistic meta:table-count="0" meta:image-count="0" meta:object-count="0" meta:page-count="1" meta:paragraph-count="18" meta:word-count="154" meta:character-count="904" meta:non-whitespace-character-count="755"/>
    <meta:generator>LibreOffice/7.0.4.2$Linux_X86_64 LibreOffice_project/dcf040e67528d9187c66b2379df5ea4407429775</meta:generator>
  </office:meta>
</office:document-meta>
</file>